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eba39"/>
    </style:style>
    <style:style style:name="P2" style:family="paragraph" style:parent-style-name="Heading_20_2">
      <style:text-properties officeooo:rsid="0023b111" officeooo:paragraph-rsid="0023b111"/>
    </style:style>
    <style:style style:name="P3" style:family="paragraph" style:parent-style-name="Standard">
      <style:text-properties officeooo:rsid="001cf3f7" officeooo:paragraph-rsid="001cf3f7"/>
    </style:style>
    <style:style style:name="P4" style:family="paragraph" style:parent-style-name="Standard" style:list-style-name="L1">
      <style:text-properties officeooo:rsid="001cf3f7" officeooo:paragraph-rsid="001cf3f7"/>
    </style:style>
    <style:style style:name="P5" style:family="paragraph" style:parent-style-name="Standard" style:list-style-name="L1">
      <style:text-properties officeooo:paragraph-rsid="001cf3f7"/>
    </style:style>
    <style:style style:name="P6" style:family="paragraph" style:parent-style-name="Standard">
      <style:text-properties officeooo:rsid="001eba39" officeooo:paragraph-rsid="001eba39"/>
    </style:style>
    <style:style style:name="P7" style:family="paragraph" style:parent-style-name="Standard" style:list-style-name="L2">
      <style:text-properties officeooo:rsid="001eba39" officeooo:paragraph-rsid="001eba39"/>
    </style:style>
    <style:style style:name="P8" style:family="paragraph" style:parent-style-name="Text_20_body">
      <style:text-properties officeooo:paragraph-rsid="001eba39"/>
    </style:style>
    <style:style style:name="P9" style:family="paragraph" style:parent-style-name="Text_20_body">
      <style:text-properties officeooo:rsid="00207ae2"/>
    </style:style>
    <style:style style:name="P10" style:family="paragraph" style:parent-style-name="Text_20_body">
      <style:text-properties officeooo:rsid="00207ae2" officeooo:paragraph-rsid="00207ae2"/>
    </style:style>
    <style:style style:name="P11" style:family="paragraph" style:parent-style-name="Text_20_body">
      <style:text-properties officeooo:rsid="0022213d" officeooo:paragraph-rsid="0022213d"/>
    </style:style>
    <style:style style:name="P12" style:family="paragraph" style:parent-style-name="Text_20_body">
      <style:text-properties officeooo:rsid="002294b4" officeooo:paragraph-rsid="002294b4"/>
    </style:style>
    <style:style style:name="P13" style:family="paragraph" style:parent-style-name="Text_20_body">
      <style:text-properties officeooo:rsid="0023b111" officeooo:paragraph-rsid="0023b111"/>
    </style:style>
    <style:style style:name="P14" style:family="paragraph" style:parent-style-name="Text_20_body">
      <style:text-properties officeooo:paragraph-rsid="0023b111"/>
    </style:style>
    <style:style style:name="T1" style:family="text">
      <style:text-properties officeooo:rsid="001cf3f7"/>
    </style:style>
    <style:style style:name="T2" style:family="text">
      <style:text-properties officeooo:rsid="001eba39"/>
    </style:style>
    <style:style style:name="T3" style:family="text">
      <style:text-properties officeooo:rsid="002294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teiro</text:p>
      <text:p text:style-name="P3"/>
      <text:h text:style-name="Heading_20_1" text:outline-level="1">Introdução</text:h>
      <text:p text:style-name="P3"/>
      <text:p text:style-name="P3">Olá pessoal, boa tarde, estou muito entusiasmado de poder estar aqui para colaborar com um pouco da minha experiência pessoal e gostaria de agradescer ao Fábio pelo convite. Espero que gostem bastante do material que eu trouxe.</text:p>
      <text:p text:style-name="P3"/>
      <text:h text:style-name="Heading_20_1" text:outline-level="1">Apresentação pessoal</text:h>
      <text:p text:style-name="P3"/>
      <text:p text:style-name="P3">Sou desenvolvedor na Mobtelecom, já trabalho com desenvolvimento de sistemas a quase 10 anos. Sou formado em Análise de Sistemas.</text:p>
      <text:p text:style-name="P3">Essas são algumas das tecnologias que eu estou mais envolvido atualmente, porém já tive oportunidade de trabalhar com muitas outras coisas.</text:p>
      <text:p text:style-name="P3">Nas horas vagas eu costumo jogar um pouco de League of Legends. =D</text:p>
      <text:p text:style-name="P3"/>
      <text:h text:style-name="Heading_20_1" text:outline-level="1">Tópicos</text:h>
      <text:p text:style-name="P3"/>
      <text:p text:style-name="P3">Esses são os tópicos que eu vou abordar… </text:p>
      <text:p text:style-name="P3"/>
      <text:list xml:id="list4159204941" text:style-name="L1">
        <text:list-item>
          <text:p text:style-name="P5"><text:span text:style-name="T1">Porque uttilizar Task Runners?</text:span></text:p>
        </text:list-item>
        <text:list-item>
          <text:p text:style-name="P5"><text:span text:style-name="T1">Conhecendo alguns dos Task Runners mais utilizados e configurando o ambiente</text:span></text:p>
        </text:list-item>
        <text:list-item>
          <text:p text:style-name="P4">Testandos tasks com grunt e gulp</text:p>
        </text:list-item>
      </text:list>
      <text:p text:style-name="P3"/>
      <text:p text:style-name="P3">Gostaria de iniciar com algumas perguntas:</text:p>
      <text:p text:style-name="P3"/>
      <text:p text:style-name="P3">Quem aqui já trabalha na área de desenvolvimento de sistemas?</text:p>
      <text:p text:style-name="P3">Quem já trabalha ou já trabalhou com task runners?</text:p>
      <text:p text:style-name="P3"/>
      <text:h text:style-name="Heading_20_1" text:outline-level="1">Por que utilizar Task Runners?</text:h>
      <text:h text:style-name="Heading_20_2" text:outline-level="2">Automatização de atividades repetitivas</text:h>
      <text:p text:style-name="P3"/>
      <text:p text:style-name="P6">Vamos começar analisando algumas atividades do dia a dia:</text:p>
      <text:p text:style-name="P6"/>
      <text:list xml:id="list2703240572" text:style-name="L2">
        <text:list-item>
          <text:p text:style-name="P7">Compressão de arquivos</text:p>
        </text:list-item>
        <text:list-item>
          <text:p text:style-name="P7">Otimização de imagens</text:p>
        </text:list-item>
        <text:list-item>
          <text:p text:style-name="P7">Pré-processamento de arquivos</text:p>
        </text:list-item>
        <text:list-item>
          <text:p text:style-name="P7">Cópia e remoção de arquivos</text:p>
        </text:list-item>
        <text:list-item>
          <text:p text:style-name="P7">Publicação dos projetos</text:p>
        </text:list-item>
      </text:list>
      <text:p text:style-name="P6"/>
      <text:p text:style-name="P6"><text:soft-page-break/>Normalmente nós estamos com demandas bem críticas, prazos curtos e num mercado muito exigente nós não podemos perder tempo com atividades que poderiam ser otimizadas. </text:p>
      <text:p text:style-name="P6"/>
      <text:h text:style-name="P1" text:outline-level="2">Ganho de produtividad<text:span text:style-name="T2">e</text:span></text:h>
      <text:p text:style-name="P8"/>
      <text:p text:style-name="Standard">Quand<text:span text:style-name="T2">o automatizamos nossas tarefas podemos ter mais tempo para nos dedicar ao que realmente importa: trabalhar na lógica, ter mais tempo para melhorar o código e entregar atividades no prazo correto.</text:span></text:p>
      <text:p text:style-name="Standard"/>
      <text:h text:style-name="Heading_20_2" text:outline-level="2">Possibilita a utilização de pré-processadores para HTML, JavaScript, CSS e etc…</text:h>
      <text:p text:style-name="Text_20_body"/>
      <text:p text:style-name="P10">Hoje temos pré-processadores para HTML, JavaScript, CSS e muito mais. Essas ferramentas nos dão ganhos surpreendetes de produtividade, além de tornar o ambiente de desenvolvimento bem mais agradável.</text:p>
      <text:p text:style-name="P10"/>
      <text:p text:style-name="P10">Para html podemos utilizar o pug(ex: jade).</text:p>
      <text:p text:style-name="P10">Para css temos plugins para processar sass, less, stylus e etc…</text:p>
      <text:p text:style-name="P10">Para javascript temos CoffeeScript, TypeScript e etc…</text:p>
      <text:p text:style-name="P10"/>
      <text:p text:style-name="P10">Mas os Task Runners não se resumem a isso, também é possível realizar uma serie de outras funções: copia de arquivos, auto-prefixação de css, compressão de arquivos e muito mais</text:p>
      <text:p text:style-name="P10"/>
      <text:h text:style-name="Heading_20_2" text:outline-level="2">Otimização do fluxo de trabalho</text:h>
      <text:p text:style-name="P9"/>
      <text:p text:style-name="P11">É comum, quando não adotamos esse tipo de ferramenta, que julguemos o fluxo de trabalho complicado, com muitas etapas a cumprir e isso se agrava mais quando um novo membro passa a fazer parte da equipe. </text:p>
      <text:p text:style-name="P11">Utilizando Task Runners nós podemos reproduzir um grupo de atividades com um único comando.</text:p>
      <text:p text:style-name="P11"/>
      <text:p text:style-name="P11"/>
      <text:p text:style-name="P11"/>
      <text:p text:style-name="P11"/>
      <text:h text:style-name="Heading_20_2" text:outline-level="2"><text:soft-page-break/>Deploy automatizado</text:h>
      <text:p text:style-name="Text_20_body"/>
      <text:p text:style-name="P11">Muitas vezes temos o conhecimento necessário para implantar nossos sistemas/sites, porém o processo se torna desgastante e demorado, nós podemos criar tasks para realizar esse deploy automatizado<text:span text:style-name="T3">.</text:span></text:p>
      <text:p text:style-name="P11"/>
      <text:h text:style-name="Heading_20_1" text:outline-level="1">Conhecendo alguns dos Task Runners mais utilizados e configurando o ambiente</text:h>
      <text:p text:style-name="Text_20_body"/>
      <text:p text:style-name="P12">Gulp, NPM, Grunt e Broccoli</text:p>
      <text:p text:style-name="P12">Não vou entrar no mérito de discutir qual é o melhor, pois acredito que isse tipo de assunto depende muito do contexto, muitas vezes uma determinada empresa já trabalha muito bem com alguns deles e nós precisamos nos adaptar. Já tive a oportunidade de trabalhar com Gulp e Grunt.</text:p>
      <text:p text:style-name="P12"/>
      <text:h text:style-name="Heading_20_2" text:outline-level="2">Node.js</text:h>
      <text:p text:style-name="Text_20_body"/>
      <text:p text:style-name="P12">Plataforma para desenvolvimento server-side baseadas em rede utilizando JavaScript.</text:p>
      <text:p text:style-name="P12"/>
      <text:h text:style-name="Heading_20_2" text:outline-level="2">Instalação de módulos e plugins</text:h>
      <text:p text:style-name="Text_20_body"/>
      <text:p text:style-name="P12">Seguindo o slide</text:p>
      <text:p text:style-name="P12"/>
      <text:h text:style-name="P2" text:outline-level="2">Testando tasks com gulp e grunt</text:h>
      <text:p text:style-name="P14"/>
      <text:p text:style-name="P13">Seguindo o slide</text:p>
      <text:p text:style-name="P13"/>
      <text:h text:style-name="Heading_20_2" text:outline-level="2">Resultado Final</text:h>
      <text:p text:style-name="Text_20_body"/>
      <text:p text:style-name="P13">Consguimos gerar o resultado de todas as tasks e nosso aplicação já está pronta para o deploy</text:p>
      <text:p text:style-name="P13"/>
      <text:h text:style-name="Heading_20_1" text:outline-level="1"><text:soft-page-break/>Considerações finais</text:h>
      <text:p text:style-name="Text_20_body"/>
      <text:p text:style-name="P13">O projeto pode ser baixao pelo github</text:p>
      <text:p text:style-name="P13">Muito obrigado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23:12:08.465862205</meta:creation-date>
    <dc:date>2017-06-17T00:08:45.031020865</dc:date>
    <meta:editing-duration>PT4M34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4" meta:paragraph-count="51" meta:word-count="552" meta:character-count="3481" meta:non-whitespace-character-count="2985"/>
  </office:meta>
</office:document-meta>
</file>